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text-properties style:use-window-font-color="true" loext:opacity="0%"/>
    </style:style>
    <style:style style:name="P2" style:family="paragraph" style:parent-style-name="Standard">
      <style:paragraph-properties fo:text-align="start" style:justify-single-word="false"/>
      <style:text-properties officeooo:rsid="0000283b" officeooo:paragraph-rsid="0000283b" fo:background-color="transparent"/>
    </style:style>
    <style:style style:name="P3" style:family="paragraph" style:parent-style-name="Standard">
      <style:paragraph-properties fo:text-align="justify" style:justify-single-word="false"/>
      <style:text-properties officeooo:rsid="0000283b" officeooo:paragraph-rsid="0000283b" fo:background-color="transparent"/>
    </style:style>
    <style:style style:name="P4" style:family="paragraph" style:parent-style-name="Standard">
      <style:paragraph-properties fo:margin-left="1.251cm" fo:text-align="justify" style:justify-single-word="false" fo:text-indent="0cm" style:auto-text-indent="false"/>
      <style:text-properties officeooo:rsid="0000283b" officeooo:paragraph-rsid="0000283b" fo:background-color="transparent"/>
    </style:style>
    <style:style style:name="P5" style:family="paragraph" style:parent-style-name="Standard">
      <style:paragraph-properties fo:margin-left="2.501cm" fo:text-align="start" style:justify-single-word="false" fo:text-indent="0cm" style:auto-text-indent="false"/>
      <style:text-properties officeooo:paragraph-rsid="00033e24"/>
    </style:style>
    <style:style style:name="P6" style:family="paragraph" style:parent-style-name="Standard">
      <style:paragraph-properties fo:text-align="justify" style:justify-single-word="false"/>
      <style:text-properties officeooo:rsid="0000283b" officeooo:paragraph-rsid="0000283b" fo:background-color="#bf819e"/>
    </style:style>
    <style:style style:name="P7" style:family="paragraph" style:parent-style-name="Standard" style:list-style-name="L1">
      <style:paragraph-properties fo:margin-left="2.501cm" fo:text-align="justify" style:justify-single-word="false" fo:text-indent="-0.635cm" style:auto-text-indent="false"/>
      <style:text-properties officeooo:paragraph-rsid="0000283b"/>
    </style:style>
    <style:style style:name="P8" style:family="paragraph" style:parent-style-name="Standard">
      <style:paragraph-properties fo:margin-left="1.251cm" fo:text-align="justify" style:justify-single-word="false" fo:text-indent="0cm" style:auto-text-indent="false"/>
      <style:text-properties officeooo:paragraph-rsid="0002a9b5"/>
    </style:style>
    <style:style style:name="P9" style:family="paragraph" style:parent-style-name="Standard">
      <style:paragraph-properties fo:margin-left="1.251cm" fo:text-align="justify" style:justify-single-word="false" fo:text-indent="0cm" style:auto-text-indent="false"/>
      <style:text-properties officeooo:paragraph-rsid="00033e24"/>
    </style:style>
    <style:style style:name="P10" style:family="paragraph" style:parent-style-name="Standard">
      <style:paragraph-properties fo:text-align="justify" style:justify-single-word="false"/>
      <style:text-properties officeooo:paragraph-rsid="00033e24"/>
    </style:style>
    <style:style style:name="P11" style:family="paragraph" style:parent-style-name="Standard">
      <style:paragraph-properties fo:margin-left="1.251cm" fo:text-align="justify" style:justify-single-word="false" fo:text-indent="0cm" style:auto-text-indent="false"/>
      <style:text-properties officeooo:rsid="00033e24" officeooo:paragraph-rsid="00033e24"/>
    </style:style>
    <style:style style:name="P12" style:family="paragraph" style:parent-style-name="Standard">
      <style:paragraph-properties fo:margin-left="1.251cm" fo:text-indent="0cm" style:auto-text-indent="false"/>
      <style:text-properties officeooo:rsid="00033e24" officeooo:paragraph-rsid="00033e24"/>
    </style:style>
    <style:style style:name="P13" style:family="paragraph" style:parent-style-name="Standard">
      <style:paragraph-properties fo:margin-left="1.251cm" fo:text-indent="0cm" style:auto-text-indent="false"/>
      <style:text-properties officeooo:paragraph-rsid="00033e24"/>
    </style:style>
    <style:style style:name="P14" style:family="paragraph" style:parent-style-name="Standard">
      <style:paragraph-properties fo:margin-left="1.251cm" fo:text-indent="0cm" style:auto-text-indent="false"/>
    </style:style>
    <style:style style:name="P15" style:family="paragraph" style:parent-style-name="Standard">
      <style:paragraph-properties fo:margin-left="1.251cm" fo:text-indent="0cm" style:auto-text-indent="false"/>
      <style:text-properties officeooo:rsid="000427e2" officeooo:paragraph-rsid="000427e2"/>
    </style:style>
    <style:style style:name="P16" style:family="paragraph" style:parent-style-name="Standard">
      <style:paragraph-properties fo:margin-left="1.251cm" fo:text-indent="0cm" style:auto-text-indent="false"/>
      <style:text-properties officeooo:paragraph-rsid="000427e2"/>
    </style:style>
    <style:style style:name="P17" style:family="paragraph" style:parent-style-name="Standard">
      <style:text-properties fo:color="#bf0041" loext:opacity="100%"/>
    </style:style>
    <style:style style:name="P18" style:family="paragraph" style:parent-style-name="Standard">
      <style:paragraph-properties fo:text-align="justify" style:justify-single-word="false"/>
      <style:text-properties fo:color="#bf0041" loext:opacity="100%" officeooo:paragraph-rsid="00033e24"/>
    </style:style>
    <style:style style:name="P19" style:family="paragraph" style:parent-style-name="Standard">
      <style:paragraph-properties fo:margin-left="1.251cm" fo:text-indent="0cm" style:auto-text-indent="false"/>
      <style:text-properties fo:color="#bf0041" loext:opacity="100%"/>
    </style:style>
    <style:style style:name="P20" style:family="paragraph" style:parent-style-name="Standard">
      <style:paragraph-properties fo:text-align="justify" style:justify-single-word="false"/>
      <style:text-properties officeooo:rsid="0000283b" officeooo:paragraph-rsid="0000283b" fo:background-color="#ff0000"/>
    </style:style>
    <style:style style:name="P21" style:family="paragraph" style:parent-style-name="Standard">
      <style:paragraph-properties fo:text-align="justify" style:justify-single-word="false"/>
      <style:text-properties fo:color="#ff8000" loext:opacity="100%" officeooo:rsid="0000283b" officeooo:paragraph-rsid="0000283b" fo:background-color="transparent"/>
    </style:style>
    <style:style style:name="P22" style:family="paragraph" style:parent-style-name="Standard">
      <style:text-properties fo:color="#ff8000" loext:opacity="100%"/>
    </style:style>
    <style:style style:name="P23" style:family="paragraph" style:parent-style-name="Standard">
      <style:paragraph-properties fo:margin-left="1.251cm" fo:text-indent="0cm" style:auto-text-indent="false"/>
      <style:text-properties fo:color="#000000" loext:opacity="100%"/>
    </style:style>
    <style:style style:name="P24" style:family="paragraph" style:parent-style-name="Text_20_body">
      <style:paragraph-properties fo:margin-left="1.251cm" fo:text-indent="0cm" style:auto-text-indent="false"/>
    </style:style>
    <style:style style:name="T1" style:family="text">
      <style:text-properties officeooo:rsid="0000283b" fo:background-color="transparent" loext:char-shading-value="0"/>
    </style:style>
    <style:style style:name="T2" style:family="text">
      <style:text-properties officeooo:rsid="0001eae4" fo:background-color="transparent" loext:char-shading-value="0"/>
    </style:style>
    <style:style style:name="T3" style:family="text">
      <style:text-properties officeooo:rsid="0002a9b5" fo:background-color="transparent" loext:char-shading-value="0"/>
    </style:style>
    <style:style style:name="T4" style:family="text">
      <style:text-properties officeooo:rsid="00033e24" fo:background-color="transparent" loext:char-shading-value="0"/>
    </style:style>
    <style:style style:name="T5" style:family="text">
      <style:text-properties officeooo:rsid="00033e24"/>
    </style:style>
    <style:style style:name="T6" style:family="text">
      <style:text-properties officeooo:rsid="000427e2"/>
    </style:style>
    <style:style style:name="T7" style:family="text">
      <style:text-properties fo:color="#0000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6" text:consecutive-numbering="true">
      <text:list-level-style-number text:level="1" text:style-name="Numbering_20_Symbols" loext:num-list-format="%1%." style:num-suffix="." style:num-format="1">
        <style:list-level-properties text:space-before="0.75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8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LUNO</text:p>
      <text:p text:style-name="P6"/>
      <text:p text:style-name="P21">Histórias de usuários:</text:p>
      <text:p text:style-name="P3"/>
      <text:p text:style-name="P17">Cadastro e acesso</text:p>
      <text:p text:style-name="P3"/>
      <text:list text:style-name="L1">
        <text:list-item>
          <text:p text:style-name="P7"><text:span text:style-name="T1">Como aluno, eu gostaria de me cadastrar na plataforma, para que eu possa acessar os cursos.</text:span></text:p>
        </text:list-item>
        <text:list-item>
          <text:p text:style-name="P7"><text:span text:style-name="T1">Como aluno, eu gostaria de saber o que a plataforma me oferece, para que eu possa saber se o conteúdo está de acordo com o que eu procuro.</text:span></text:p>
        </text:list-item>
        <text:list-item>
          <text:p text:style-name="P7"><text:span text:style-name="T1">Como aluno, eu gostaria de, encontrando o que eu desejo, </text:span><text:span text:style-name="T2">fazer login</text:span><text:span text:style-name="T1">, para que eu possa acessar </text:span><text:span text:style-name="T2">minha conta.</text:span></text:p>
        </text:list-item>
      </text:list>
      <text:p text:style-name="P4"/>
      <text:p text:style-name="P18"><text:span text:style-name="T1">Cursos</text:span></text:p>
      <text:p text:style-name="P8"><text:span text:style-name="T1"/></text:p>
      <text:p text:style-name="P5"><text:span text:style-name="T3">1. <text:s text:c="3"/></text:span><text:span text:style-name="T1">Como aluno, eu gostaria de visualizar cursos disponíveis, para escolher o que desejo estudar.<text:line-break/> </text:span><text:span text:style-name="T3">2. <text:s text:c="3"/></text:span><text:span text:style-name="T1">Como aluno, eu gostaria de visualizar </text:span><text:span text:style-name="T2">o resumo do que será estudado em cada curso</text:span><text:span text:style-name="T1">, </text:span><text:span text:style-name="T2">para eu possa ter uma ideia se o que será passado me agrada </text:span><text:span text:style-name="T3">e saber se são pagos ou gratuitos.</text:span><text:span text:style-name="T1"><text:line-break/> </text:span><text:span text:style-name="T3">3. <text:s text:c="3"/></text:span><text:span text:style-name="T1">Como aluno, eu gostaria de me </text:span><text:span text:style-name="T3">inscrever no curso desejado, sendo pago ou gratuito</text:span><text:span text:style-name="T1">, para que eu possa </text:span><text:span text:style-name="T3">iniciar ou não o curso escolhido.</text:span><text:span text:style-name="T1"><text:line-break/> </text:span><text:span text:style-name="T4">4. <text:s text:c="3"/></text:span><text:span text:style-name="T1">Como aluno, eu gostaria de </text:span><text:span text:style-name="T3">poder ter acesso aos conteúdos</text:span><text:span text:style-name="T1">, para que eu possa </text:span><text:span text:style-name="T3">estudar.<text:line-break/></text:span></text:p>
      <text:p text:style-name="P2"/>
      <text:p text:style-name="P18">Conteúdo e aprendizado</text:p>
      <text:p text:style-name="P10"/>
      <text:p text:style-name="P9"><text:span text:style-name="T5">1. <text:s text:c="3"/></text:span>Como aluno, eu gostaria de assistir aulas em vídeo, para <text:span text:style-name="T5">que eu possa</text:span> aprender o conteúdo.</text:p>
      <text:p text:style-name="P9"><text:span text:style-name="T5">2. <text:s text:c="3"/></text:span>Como aluno, eu gostaria de baixar materiais em PDF, para <text:span text:style-name="T5">que eu possa </text:span>estudar offline.</text:p>
      <text:p text:style-name="P9"><text:span text:style-name="T5">3. <text:s text:c="3"/></text:span>Como aluno, eu gostaria de realizar quizzes, para testar meu conhecimento.</text:p>
      <text:p text:style-name="P9"><text:span text:style-name="T5">4. <text:s text:c="3"/></text:span>Como aluno, eu gostaria de <text:span text:style-name="T5">saber minha pontuação nos quizzes</text:span>, para <text:span text:style-name="T5">que eu possa ter uma ideia do meu grau de conhecimento</text:span></text:p>
      <text:p text:style-name="P11"/>
      <text:p text:style-name="P11"/>
      <text:p text:style-name="P17">Progresso </text:p>
      <text:p text:style-name="P14"/>
      <text:p text:style-name="P13"><text:span text:style-name="T5">1. <text:s text:c="3"/></text:span>Como aluno, eu gostaria de marcar aulas como concluídas, para <text:span text:style-name="T5">que eu possa saber quais eu já fiz.</text:span></text:p>
      <text:p text:style-name="P13"><text:span text:style-name="T5">2. <text:s text:c="3"/></text:span>Como aluno, eu gostaria de visualizar meu progresso no curso, para saber <text:span text:style-name="T6">a quantidade de materiais feitos.</text:span></text:p>
      <text:p text:style-name="P13"><text:span text:style-name="T5">3. <text:s text:c="3"/></text:span>Como aluno, eu gostaria de <text:span text:style-name="T6">ter uma revisão a cada módulo do curso cumprido</text:span>, para <text:span text:style-name="T6">que eu possa reforçar o conteúdo.</text:span></text:p>
      <text:p text:style-name="P13"><text:span text:style-name="T5">4. <text:s text:c="3"/></text:span>Como aluno, eu gostaria de visualizar <text:span text:style-name="T6">sempre uma nota significativa a cada módulo.</text:span></text:p>
      <text:p text:style-name="P12"/>
      <text:p text:style-name="P12"/>
      <text:p text:style-name="P17">Certificado </text:p>
      <text:p text:style-name="Standard"/>
      <text:p text:style-name="P16"><text:span text:style-name="T6">1. <text:s text:c="3"/></text:span>Como aluno, eu gostaria de receber um certificado ao concluir um curso, para comprovar meu aprendizado.</text:p>
      <text:p text:style-name="P15"/>
      <text:p text:style-name="P22"><text:soft-page-break/><text:span text:style-name="T6"><text:s/></text:span>Critérios de aceitação:</text:p>
      <text:p text:style-name="P17"/>
      <text:p text:style-name="P17">História 1: Cadastro</text:p>
      <text:p text:style-name="P17"><text:s/></text:p>
      <text:p text:style-name="P1">Como aluno, eu gostaria de me cadastrar na plataforma, para que eu possa acessar os cursos.</text:p>
      <text:p text:style-name="P24"><text:span text:style-name="T7">O aluno deve informar nome, e-mail e senha <text:line-break/></text:span>O sistema deve validar se o e-mail já está cadastrado <text:line-break/>O cadastro deve ser concluído apenas com dados válidos <text:line-break/>Após cadastro, o aluno pode acessar o sistema </text:p>
      <text:p text:style-name="P23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4T08:38:53.893435907</meta:creation-date>
    <dc:date>2026-04-24T09:53:37.616530268</dc:date>
    <meta:editing-duration>PT5M</meta:editing-duration>
    <meta:editing-cycles>1</meta:editing-cycles>
    <meta:document-statistic meta:table-count="0" meta:image-count="0" meta:object-count="0" meta:page-count="2" meta:paragraph-count="25" meta:word-count="386" meta:character-count="2221" meta:non-whitespace-character-count="1811"/>
    <meta:generator>LibreOffice/24.2.7.2$Linux_X86_64 LibreOffice_project/420$Build-2</meta:generator>
  </office:meta>
</office:document-meta>
</file>